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text:p>
      <text:p text:style-name="P1"><text:span text:style-name="T1">Kære alle,<text:line-break/>vi klæder os til at se jer på lørdag!</text:span></text:p>
      <text:p text:style-name="P1"><text:span text:style-name="T1">På grund af corona situation er der nogle forskellige regler, der skal følges, når vi er på Aalborg Universitets campus. For at få adgang skal man kunne fremvise en negativ test, som er højst 72 timer gammel, samt billed-id. Vi anbefaler en PCR-test . Derudover er det et krav, at man har mundbind på, når man ikke sidder ned, og generelt at prøve at holde mindst én meters afstand. Skuespillere er selvfølgelig undtaget dette, mens vi filmer.</text:span></text:p>
      <text:p text:style-name="P1"><text:span text:style-name="T1">Vi sørger for forplejning, så hvis der skal tages nogle specielle hensyn ift. allergener eller lignende, må I meget gerne besvare denne mail.</text:span></text:p>
      <text:p text:style-name="P1"><text:span text:style-name="T1">Vi regner med at vi alle mødes kl. 8:00, og at det kommer til at tage omkring 10 timer alt i alt. Vi vil sende en mere specifik dagsplan i morgen.</text:span></text:p>
      <text:p text:style-name="P1"><text:span text:style-name="T1">Med venlig hilsen,<text:line-break/>Malte, Mikkel, Niels &amp; To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